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0a5f7"/>
    </style:style>
    <style:style style:name="T28" style:family="text">
      <style:text-properties officeooo:rsid="00a227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text:span text:style-name="T28">4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20:37:31.255049469</dc:date>
    <meta:editing-duration>PT3H29M4S</meta:editing-duration>
    <meta:editing-cycles>116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